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daf3" officeooo:paragraph-rsid="001edaf3"/>
    </style:style>
    <style:style style:name="P2" style:family="paragraph" style:parent-style-name="Standard">
      <style:text-properties fo:color="#c9211e" fo:font-weight="bold" officeooo:rsid="003925aa" officeooo:paragraph-rsid="003925a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c9211e" fo:font-weight="bold" officeooo:rsid="00823bfc" officeooo:paragraph-rsid="00823bfc" style:font-weight-asian="bold" style:font-weight-complex="bold"/>
    </style:style>
    <style:style style:name="P4" style:family="paragraph" style:parent-style-name="Standard">
      <style:text-properties fo:color="#c9211e" fo:font-weight="bold" officeooo:rsid="008d3688" officeooo:paragraph-rsid="008d3688" style:font-weight-asian="bold" style:font-weight-complex="bold"/>
    </style:style>
    <style:style style:name="P5" style:family="paragraph" style:parent-style-name="Standard">
      <style:text-properties fo:color="#c9211e" fo:font-weight="bold" officeooo:rsid="008e2b09" officeooo:paragraph-rsid="008e2b0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9211e" fo:font-weight="bold" officeooo:rsid="00a9b538" officeooo:paragraph-rsid="00a9b53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9211e" fo:font-weight="bold" officeooo:rsid="00d6c0a9" officeooo:paragraph-rsid="00d6c0a9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c9211e" fo:font-weight="bold" officeooo:rsid="00df7c62" officeooo:paragraph-rsid="00df7c62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c9211e" fo:font-weight="bold" officeooo:rsid="00ee1b59" officeooo:paragraph-rsid="00ee1b59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c9211e" fo:font-weight="bold" officeooo:paragraph-rsid="00ee1b59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c9211e" fo:font-size="14pt" fo:font-weight="bold" officeooo:rsid="001edaf3" officeooo:paragraph-rsid="001edaf3" style:font-size-asian="14pt" style:font-weight-asian="bold" style:font-size-complex="14pt" style:font-weight-complex="bold"/>
    </style:style>
    <style:style style:name="P12" style:family="paragraph" style:parent-style-name="Standard">
      <style:text-properties officeooo:rsid="001f4865" officeooo:paragraph-rsid="001f4865"/>
    </style:style>
    <style:style style:name="P13" style:family="paragraph" style:parent-style-name="Standard" style:list-style-name="L1">
      <style:text-properties officeooo:paragraph-rsid="001f4865"/>
    </style:style>
    <style:style style:name="P14" style:family="paragraph" style:parent-style-name="Standard" style:list-style-name="L1">
      <style:text-properties officeooo:rsid="002331af" officeooo:paragraph-rsid="002331af"/>
    </style:style>
    <style:style style:name="P15" style:family="paragraph" style:parent-style-name="Standard" style:list-style-name="L1">
      <style:text-properties officeooo:rsid="00244207" officeooo:paragraph-rsid="00244207"/>
    </style:style>
    <style:style style:name="P16" style:family="paragraph" style:parent-style-name="Standard">
      <style:text-properties officeooo:rsid="00249aac" officeooo:paragraph-rsid="00249aac"/>
    </style:style>
    <style:style style:name="P17" style:family="paragraph" style:parent-style-name="Standard" style:list-style-name="L1">
      <style:text-properties officeooo:rsid="0031590a" officeooo:paragraph-rsid="0031590a"/>
    </style:style>
    <style:style style:name="P18" style:family="paragraph" style:parent-style-name="Standard" style:list-style-name="L1">
      <style:text-properties officeooo:rsid="0034bb73" officeooo:paragraph-rsid="0034bb73"/>
    </style:style>
    <style:style style:name="P19" style:family="paragraph" style:parent-style-name="Standard">
      <style:text-properties officeooo:rsid="0034bb73" officeooo:paragraph-rsid="0034bb73"/>
    </style:style>
    <style:style style:name="P20" style:family="paragraph" style:parent-style-name="Standard">
      <style:text-properties officeooo:rsid="003925aa" officeooo:paragraph-rsid="003925aa"/>
    </style:style>
    <style:style style:name="P21" style:family="paragraph" style:parent-style-name="Standard">
      <style:text-properties officeooo:rsid="003e76ac" officeooo:paragraph-rsid="003e76ac"/>
    </style:style>
    <style:style style:name="P22" style:family="paragraph" style:parent-style-name="Standard">
      <style:text-properties officeooo:rsid="004054ef" officeooo:paragraph-rsid="004054ef"/>
    </style:style>
    <style:style style:name="P23" style:family="paragraph" style:parent-style-name="Standard">
      <style:text-properties officeooo:rsid="0043f517" officeooo:paragraph-rsid="0043f517"/>
    </style:style>
    <style:style style:name="P24" style:family="paragraph" style:parent-style-name="Standard">
      <style:text-properties officeooo:rsid="00469fab" officeooo:paragraph-rsid="00469fab"/>
    </style:style>
    <style:style style:name="P25" style:family="paragraph" style:parent-style-name="Standard">
      <style:text-properties officeooo:rsid="00488303" officeooo:paragraph-rsid="00488303"/>
    </style:style>
    <style:style style:name="P26" style:family="paragraph" style:parent-style-name="Standard">
      <style:text-properties officeooo:rsid="0049bd30" officeooo:paragraph-rsid="0049bd30"/>
    </style:style>
    <style:style style:name="P27" style:family="paragraph" style:parent-style-name="Standard">
      <style:text-properties officeooo:rsid="004adb23" officeooo:paragraph-rsid="004adb23"/>
    </style:style>
    <style:style style:name="P28" style:family="paragraph" style:parent-style-name="Standard">
      <style:text-properties officeooo:rsid="004e7500" officeooo:paragraph-rsid="004e7500"/>
    </style:style>
    <style:style style:name="P29" style:family="paragraph" style:parent-style-name="Standard">
      <style:text-properties officeooo:rsid="00563f0e" officeooo:paragraph-rsid="00563f0e"/>
    </style:style>
    <style:style style:name="P30" style:family="paragraph" style:parent-style-name="Standard">
      <style:text-properties officeooo:rsid="0059851d" officeooo:paragraph-rsid="0059851d"/>
    </style:style>
    <style:style style:name="P31" style:family="paragraph" style:parent-style-name="Standard">
      <style:text-properties officeooo:rsid="005f582d" officeooo:paragraph-rsid="005f582d"/>
    </style:style>
    <style:style style:name="P32" style:family="paragraph" style:parent-style-name="Standard">
      <style:text-properties officeooo:rsid="0069958d" officeooo:paragraph-rsid="006c84f4"/>
    </style:style>
    <style:style style:name="P33" style:family="paragraph" style:parent-style-name="Standard">
      <style:text-properties officeooo:rsid="007150c8" officeooo:paragraph-rsid="007150c8"/>
    </style:style>
    <style:style style:name="P34" style:family="paragraph" style:parent-style-name="Standard">
      <style:text-properties officeooo:rsid="0074d584" officeooo:paragraph-rsid="0074d584"/>
    </style:style>
    <style:style style:name="P35" style:family="paragraph" style:parent-style-name="Standard">
      <style:text-properties officeooo:rsid="00823bfc" officeooo:paragraph-rsid="00823bfc"/>
    </style:style>
    <style:style style:name="P36" style:family="paragraph" style:parent-style-name="Standard">
      <style:text-properties officeooo:rsid="00831b67" officeooo:paragraph-rsid="00831b67"/>
    </style:style>
    <style:style style:name="P37" style:family="paragraph" style:parent-style-name="Standard" style:list-style-name="L2">
      <style:text-properties officeooo:rsid="00831b67" officeooo:paragraph-rsid="00831b67"/>
    </style:style>
    <style:style style:name="P38" style:family="paragraph" style:parent-style-name="Standard">
      <style:text-properties officeooo:rsid="00831b67" officeooo:paragraph-rsid="0085de63"/>
    </style:style>
    <style:style style:name="P39" style:family="paragraph" style:parent-style-name="Standard" style:list-style-name="L2">
      <style:text-properties officeooo:rsid="00846db6" officeooo:paragraph-rsid="00846db6"/>
    </style:style>
    <style:style style:name="P40" style:family="paragraph" style:parent-style-name="Standard" style:list-style-name="L2">
      <style:text-properties officeooo:rsid="008581a6" officeooo:paragraph-rsid="008581a6"/>
    </style:style>
    <style:style style:name="P41" style:family="paragraph" style:parent-style-name="Standard" style:list-style-name="L2">
      <style:text-properties officeooo:rsid="008581a6" officeooo:paragraph-rsid="008857b9"/>
    </style:style>
    <style:style style:name="P42" style:family="paragraph" style:parent-style-name="Standard" style:list-style-name="L2">
      <style:text-properties officeooo:rsid="0085de63" officeooo:paragraph-rsid="0085de63"/>
    </style:style>
    <style:style style:name="P43" style:family="paragraph" style:parent-style-name="Standard" style:list-style-name="L2">
      <style:text-properties officeooo:paragraph-rsid="008857b9"/>
    </style:style>
    <style:style style:name="P44" style:family="paragraph" style:parent-style-name="Standard">
      <style:text-properties officeooo:rsid="008d3688" officeooo:paragraph-rsid="008d3688"/>
    </style:style>
    <style:style style:name="P45" style:family="paragraph" style:parent-style-name="Standard">
      <style:text-properties officeooo:rsid="008e2b09" officeooo:paragraph-rsid="008e2b09"/>
    </style:style>
    <style:style style:name="P46" style:family="paragraph" style:parent-style-name="Standard">
      <style:text-properties officeooo:rsid="008e2b09" officeooo:paragraph-rsid="0090679c"/>
    </style:style>
    <style:style style:name="P47" style:family="paragraph" style:parent-style-name="Standard">
      <style:text-properties officeooo:paragraph-rsid="008e2b09"/>
    </style:style>
    <style:style style:name="P48" style:family="paragraph" style:parent-style-name="Standard">
      <style:text-properties officeooo:rsid="008f7e1a" officeooo:paragraph-rsid="008f7e1a"/>
    </style:style>
    <style:style style:name="P49" style:family="paragraph" style:parent-style-name="Standard">
      <style:text-properties officeooo:rsid="0094e507" officeooo:paragraph-rsid="0094e507"/>
    </style:style>
    <style:style style:name="P50" style:family="paragraph" style:parent-style-name="Standard">
      <style:text-properties officeooo:rsid="00960a23" officeooo:paragraph-rsid="00960a23"/>
    </style:style>
    <style:style style:name="P51" style:family="paragraph" style:parent-style-name="Standard">
      <style:text-properties officeooo:rsid="009dcaa4" officeooo:paragraph-rsid="009dcaa4"/>
    </style:style>
    <style:style style:name="P52" style:family="paragraph" style:parent-style-name="Standard">
      <style:text-properties officeooo:rsid="009ed03b" officeooo:paragraph-rsid="009ed03b"/>
    </style:style>
    <style:style style:name="P53" style:family="paragraph" style:parent-style-name="Standard" style:list-style-name="L3">
      <style:paragraph-properties fo:text-align="start" style:justify-single-word="false"/>
      <style:text-properties officeooo:rsid="009ed03b" officeooo:paragraph-rsid="009ed03b"/>
    </style:style>
    <style:style style:name="P54" style:family="paragraph" style:parent-style-name="Standard" style:list-style-name="L3">
      <style:paragraph-properties fo:text-align="start" style:justify-single-word="false"/>
      <style:text-properties officeooo:rsid="009ed8cc" officeooo:paragraph-rsid="009ed8cc"/>
    </style:style>
    <style:style style:name="P55" style:family="paragraph" style:parent-style-name="Standard" style:list-style-name="L3">
      <style:paragraph-properties fo:text-align="start" style:justify-single-word="false"/>
      <style:text-properties officeooo:rsid="00a42498" officeooo:paragraph-rsid="00a42498"/>
    </style:style>
    <style:style style:name="P56" style:family="paragraph" style:parent-style-name="Standard" style:list-style-name="L3">
      <style:paragraph-properties fo:text-align="start" style:justify-single-word="false"/>
      <style:text-properties officeooo:rsid="00a678ef" officeooo:paragraph-rsid="00a678ef"/>
    </style:style>
    <style:style style:name="P57" style:family="paragraph" style:parent-style-name="Standard">
      <style:paragraph-properties fo:text-align="start" style:justify-single-word="false"/>
      <style:text-properties officeooo:rsid="00a678ef" officeooo:paragraph-rsid="00a678ef"/>
    </style:style>
    <style:style style:name="P58" style:family="paragraph" style:parent-style-name="Standard">
      <style:paragraph-properties fo:text-align="start" style:justify-single-word="false"/>
      <style:text-properties officeooo:rsid="00a9b538" officeooo:paragraph-rsid="00a9b538"/>
    </style:style>
    <style:style style:name="P59" style:family="paragraph" style:parent-style-name="Standard">
      <style:paragraph-properties fo:text-align="start" style:justify-single-word="false"/>
      <style:text-properties officeooo:rsid="00ae7713" officeooo:paragraph-rsid="00ae7713"/>
    </style:style>
    <style:style style:name="P60" style:family="paragraph" style:parent-style-name="Standard">
      <style:paragraph-properties fo:text-align="start" style:justify-single-word="false"/>
      <style:text-properties officeooo:rsid="00ae830e" officeooo:paragraph-rsid="00ae830e"/>
    </style:style>
    <style:style style:name="P61" style:family="paragraph" style:parent-style-name="Standard">
      <style:paragraph-properties fo:text-align="start" style:justify-single-word="false"/>
      <style:text-properties officeooo:rsid="00b26820" officeooo:paragraph-rsid="00b26820"/>
    </style:style>
    <style:style style:name="P62" style:family="paragraph" style:parent-style-name="Standard">
      <style:paragraph-properties fo:text-align="start" style:justify-single-word="false"/>
      <style:text-properties officeooo:rsid="00b438a1" officeooo:paragraph-rsid="00b438a1"/>
    </style:style>
    <style:style style:name="P63" style:family="paragraph" style:parent-style-name="Standard">
      <style:paragraph-properties fo:text-align="start" style:justify-single-word="false"/>
      <style:text-properties officeooo:rsid="00bed0e4" officeooo:paragraph-rsid="00b438a1"/>
    </style:style>
    <style:style style:name="P64" style:family="paragraph" style:parent-style-name="Standard" style:list-style-name="L4">
      <style:paragraph-properties fo:text-align="start" style:justify-single-word="false"/>
      <style:text-properties officeooo:paragraph-rsid="00d6ecbb"/>
    </style:style>
    <style:style style:name="P65" style:family="paragraph" style:parent-style-name="Standard">
      <style:paragraph-properties fo:text-align="start" style:justify-single-word="false"/>
      <style:text-properties officeooo:paragraph-rsid="00d6ecbb"/>
    </style:style>
    <style:style style:name="P66" style:family="paragraph" style:parent-style-name="Standard">
      <style:paragraph-properties fo:text-align="start" style:justify-single-word="false"/>
      <style:text-properties officeooo:paragraph-rsid="00ea8f86"/>
    </style:style>
    <style:style style:name="P67" style:family="paragraph" style:parent-style-name="Standard">
      <style:paragraph-properties fo:text-align="start" style:justify-single-word="false"/>
      <style:text-properties officeooo:paragraph-rsid="00ee1b59"/>
    </style:style>
    <style:style style:name="P68" style:family="paragraph" style:parent-style-name="Standard">
      <style:paragraph-properties fo:text-align="start" style:justify-single-word="false"/>
      <style:text-properties officeooo:paragraph-rsid="00e9018f"/>
    </style:style>
    <style:style style:name="P69" style:family="paragraph" style:parent-style-name="Standard" style:list-style-name="L5">
      <style:paragraph-properties fo:text-align="start" style:justify-single-word="false"/>
      <style:text-properties officeooo:paragraph-rsid="012c64c8"/>
    </style:style>
    <style:style style:name="P70" style:family="paragraph" style:parent-style-name="Standard">
      <style:paragraph-properties fo:text-align="start" style:justify-single-word="false"/>
      <style:text-properties officeooo:rsid="00c858f2" officeooo:paragraph-rsid="00c858f2"/>
    </style:style>
    <style:style style:name="P71" style:family="paragraph" style:parent-style-name="Standard">
      <style:paragraph-properties fo:text-align="start" style:justify-single-word="false"/>
      <style:text-properties officeooo:rsid="00c98232" officeooo:paragraph-rsid="00c98232"/>
    </style:style>
    <style:style style:name="P72" style:family="paragraph" style:parent-style-name="Standard">
      <style:paragraph-properties fo:text-align="start" style:justify-single-word="false"/>
      <style:text-properties officeooo:rsid="00cb4868" officeooo:paragraph-rsid="00cb4868"/>
    </style:style>
    <style:style style:name="P73" style:family="paragraph" style:parent-style-name="Standard">
      <style:paragraph-properties fo:text-align="start" style:justify-single-word="false"/>
      <style:text-properties officeooo:rsid="00d07608" officeooo:paragraph-rsid="00d07608"/>
    </style:style>
    <style:style style:name="P74" style:family="paragraph" style:parent-style-name="Standard">
      <style:paragraph-properties fo:text-align="start" style:justify-single-word="false"/>
      <style:text-properties officeooo:rsid="00d6c0a9" officeooo:paragraph-rsid="00d6c0a9"/>
    </style:style>
    <style:style style:name="P75" style:family="paragraph" style:parent-style-name="Standard" style:list-style-name="L4">
      <style:paragraph-properties fo:text-align="start" style:justify-single-word="false"/>
      <style:text-properties officeooo:rsid="00d6ecbb" officeooo:paragraph-rsid="00d6ecbb"/>
    </style:style>
    <style:style style:name="P76" style:family="paragraph" style:parent-style-name="Standard">
      <style:paragraph-properties fo:text-align="start" style:justify-single-word="false"/>
      <style:text-properties officeooo:rsid="00df7c62" officeooo:paragraph-rsid="00df7c62"/>
    </style:style>
    <style:style style:name="P77" style:family="paragraph" style:parent-style-name="Standard">
      <style:paragraph-properties fo:text-align="start" style:justify-single-word="false"/>
      <style:text-properties officeooo:rsid="00e13cee" officeooo:paragraph-rsid="00e7aaf0"/>
    </style:style>
    <style:style style:name="P78" style:family="paragraph" style:parent-style-name="Standard">
      <style:paragraph-properties fo:text-align="start" style:justify-single-word="false"/>
      <style:text-properties officeooo:rsid="00e2122f" officeooo:paragraph-rsid="00e7aaf0"/>
    </style:style>
    <style:style style:name="P79" style:family="paragraph" style:parent-style-name="Standard">
      <style:paragraph-properties fo:text-align="start" style:justify-single-word="false"/>
      <style:text-properties officeooo:rsid="00e3b63f" officeooo:paragraph-rsid="00e3b63f"/>
    </style:style>
    <style:style style:name="P80" style:family="paragraph" style:parent-style-name="Standard">
      <style:paragraph-properties fo:text-align="start" style:justify-single-word="false"/>
      <style:text-properties officeooo:rsid="00e6ac4f" officeooo:paragraph-rsid="00e6ac4f"/>
    </style:style>
    <style:style style:name="P81" style:family="paragraph" style:parent-style-name="Standard">
      <style:paragraph-properties fo:text-align="start" style:justify-single-word="false"/>
      <style:text-properties officeooo:rsid="00ee1b59" officeooo:paragraph-rsid="00ee1b59"/>
    </style:style>
    <style:style style:name="P82" style:family="paragraph" style:parent-style-name="Standard">
      <style:paragraph-properties fo:text-align="start" style:justify-single-word="false"/>
      <style:text-properties officeooo:rsid="00ee1b59" officeooo:paragraph-rsid="00f56452"/>
    </style:style>
    <style:style style:name="P83" style:family="paragraph" style:parent-style-name="Standard">
      <style:paragraph-properties fo:text-align="start" style:justify-single-word="false"/>
      <style:text-properties officeooo:rsid="00fa9002" officeooo:paragraph-rsid="00fa9002"/>
    </style:style>
    <style:style style:name="P84" style:family="paragraph" style:parent-style-name="Standard">
      <style:paragraph-properties fo:text-align="start" style:justify-single-word="false"/>
      <style:text-properties officeooo:rsid="00fae916" officeooo:paragraph-rsid="00fae916"/>
    </style:style>
    <style:style style:name="P85" style:family="paragraph" style:parent-style-name="Standard">
      <style:paragraph-properties fo:text-align="start" style:justify-single-word="false"/>
      <style:text-properties officeooo:rsid="00fae916" officeooo:paragraph-rsid="010eda99"/>
    </style:style>
    <style:style style:name="P86" style:family="paragraph" style:parent-style-name="Standard">
      <style:paragraph-properties fo:text-align="start" style:justify-single-word="false"/>
      <style:text-properties officeooo:rsid="0100bb49" officeooo:paragraph-rsid="0100bb49"/>
    </style:style>
    <style:style style:name="P87" style:family="paragraph" style:parent-style-name="Standard">
      <style:paragraph-properties fo:text-align="start" style:justify-single-word="false"/>
      <style:text-properties officeooo:rsid="0103424c" officeooo:paragraph-rsid="0103424c"/>
    </style:style>
    <style:style style:name="P88" style:family="paragraph" style:parent-style-name="Standard">
      <style:paragraph-properties fo:text-align="start" style:justify-single-word="false"/>
      <style:text-properties officeooo:rsid="0105b731" officeooo:paragraph-rsid="0105b731"/>
    </style:style>
    <style:style style:name="P89" style:family="paragraph" style:parent-style-name="Standard">
      <style:paragraph-properties fo:text-align="start" style:justify-single-word="false"/>
      <style:text-properties officeooo:rsid="010af2e8" officeooo:paragraph-rsid="010af2e8"/>
    </style:style>
    <style:style style:name="P90" style:family="paragraph" style:parent-style-name="Standard">
      <style:paragraph-properties fo:text-align="start" style:justify-single-word="false"/>
      <style:text-properties officeooo:rsid="010eda99" officeooo:paragraph-rsid="010eda99"/>
    </style:style>
    <style:style style:name="P91" style:family="paragraph" style:parent-style-name="Standard">
      <style:paragraph-properties fo:text-align="start" style:justify-single-word="false"/>
      <style:text-properties officeooo:rsid="011a4031" officeooo:paragraph-rsid="011a4031"/>
    </style:style>
    <style:style style:name="P92" style:family="paragraph" style:parent-style-name="Standard">
      <style:paragraph-properties fo:text-align="start" style:justify-single-word="false"/>
      <style:text-properties officeooo:rsid="011b9be6" officeooo:paragraph-rsid="011b9be6"/>
    </style:style>
    <style:style style:name="P93" style:family="paragraph" style:parent-style-name="Standard">
      <style:paragraph-properties fo:text-align="start" style:justify-single-word="false"/>
      <style:text-properties officeooo:rsid="011db5b6" officeooo:paragraph-rsid="011db5b6"/>
    </style:style>
    <style:style style:name="P94" style:family="paragraph" style:parent-style-name="Standard">
      <style:paragraph-properties fo:text-align="start" style:justify-single-word="false"/>
      <style:text-properties officeooo:rsid="011f6dfa" officeooo:paragraph-rsid="011f6dfa"/>
    </style:style>
    <style:style style:name="P95" style:family="paragraph" style:parent-style-name="Standard">
      <style:paragraph-properties fo:text-align="start" style:justify-single-word="false"/>
      <style:text-properties officeooo:rsid="01220c23" officeooo:paragraph-rsid="01220c23"/>
    </style:style>
    <style:style style:name="P96" style:family="paragraph" style:parent-style-name="Standard">
      <style:paragraph-properties fo:text-align="start" style:justify-single-word="false"/>
      <style:text-properties officeooo:rsid="0123935b" officeooo:paragraph-rsid="0123935b"/>
    </style:style>
    <style:style style:name="P97" style:family="paragraph" style:parent-style-name="Standard">
      <style:paragraph-properties fo:text-align="start" style:justify-single-word="false"/>
      <style:text-properties officeooo:rsid="01264639" officeooo:paragraph-rsid="01264639"/>
    </style:style>
    <style:style style:name="P98" style:family="paragraph" style:parent-style-name="Standard" style:list-style-name="L5">
      <style:paragraph-properties fo:text-align="start" style:justify-single-word="false"/>
      <style:text-properties officeooo:rsid="01264639" officeooo:paragraph-rsid="01264639"/>
    </style:style>
    <style:style style:name="P99" style:family="paragraph" style:parent-style-name="Standard" style:list-style-name="L5">
      <style:paragraph-properties fo:text-align="start" style:justify-single-word="false"/>
      <style:text-properties officeooo:rsid="01284037" officeooo:paragraph-rsid="01284037"/>
    </style:style>
    <style:style style:name="T1" style:family="text">
      <style:text-properties officeooo:rsid="001f4865"/>
    </style:style>
    <style:style style:name="T2" style:family="text">
      <style:text-properties officeooo:rsid="00224784"/>
    </style:style>
    <style:style style:name="T3" style:family="text">
      <style:text-properties officeooo:rsid="00244207"/>
    </style:style>
    <style:style style:name="T4" style:family="text">
      <style:text-properties officeooo:rsid="00249aac"/>
    </style:style>
    <style:style style:name="T5" style:family="text">
      <style:text-properties officeooo:rsid="002a181a"/>
    </style:style>
    <style:style style:name="T6" style:family="text">
      <style:text-properties officeooo:rsid="002a470b"/>
    </style:style>
    <style:style style:name="T7" style:family="text">
      <style:text-properties officeooo:rsid="0032d59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f4865" style:font-weight-asian="bold" style:font-weight-complex="bold"/>
    </style:style>
    <style:style style:name="T10" style:family="text">
      <style:text-properties officeooo:rsid="004152fa"/>
    </style:style>
    <style:style style:name="T11" style:family="text">
      <style:text-properties officeooo:rsid="0043f517"/>
    </style:style>
    <style:style style:name="T12" style:family="text">
      <style:text-properties officeooo:rsid="004adb23"/>
    </style:style>
    <style:style style:name="T13" style:family="text">
      <style:text-properties officeooo:rsid="0051a316"/>
    </style:style>
    <style:style style:name="T14" style:family="text">
      <style:text-properties officeooo:rsid="0051c648"/>
    </style:style>
    <style:style style:name="T15" style:family="text">
      <style:text-properties officeooo:rsid="00534248"/>
    </style:style>
    <style:style style:name="T16" style:family="text">
      <style:text-properties officeooo:rsid="0056343e"/>
    </style:style>
    <style:style style:name="T17" style:family="text">
      <style:text-properties officeooo:rsid="0059eb02"/>
    </style:style>
    <style:style style:name="T18" style:family="text">
      <style:text-properties officeooo:rsid="005b711a"/>
    </style:style>
    <style:style style:name="T19" style:family="text">
      <style:text-properties officeooo:rsid="005df168"/>
    </style:style>
    <style:style style:name="T20" style:family="text">
      <style:text-properties officeooo:rsid="0060c343"/>
    </style:style>
    <style:style style:name="T21" style:family="text">
      <style:text-properties officeooo:rsid="0064b1fc"/>
    </style:style>
    <style:style style:name="T22" style:family="text">
      <style:text-properties officeooo:rsid="006a8547"/>
    </style:style>
    <style:style style:name="T23" style:family="text">
      <style:text-properties officeooo:rsid="006c84f4"/>
    </style:style>
    <style:style style:name="T24" style:family="text">
      <style:text-properties officeooo:rsid="00728a1c"/>
    </style:style>
    <style:style style:name="T25" style:family="text">
      <style:text-properties officeooo:rsid="00735a64"/>
    </style:style>
    <style:style style:name="T26" style:family="text">
      <style:text-properties officeooo:rsid="0073cfb9"/>
    </style:style>
    <style:style style:name="T27" style:family="text">
      <style:text-properties officeooo:rsid="0076334f"/>
    </style:style>
    <style:style style:name="T28" style:family="text">
      <style:text-properties officeooo:rsid="0077a21f"/>
    </style:style>
    <style:style style:name="T29" style:family="text">
      <style:text-properties officeooo:rsid="0077d665"/>
    </style:style>
    <style:style style:name="T30" style:family="text">
      <style:text-properties officeooo:rsid="007978a8"/>
    </style:style>
    <style:style style:name="T31" style:family="text">
      <style:text-properties officeooo:rsid="007e49e4"/>
    </style:style>
    <style:style style:name="T32" style:family="text">
      <style:text-properties officeooo:rsid="0084a103"/>
    </style:style>
    <style:style style:name="T33" style:family="text">
      <style:text-properties officeooo:rsid="008514c5"/>
    </style:style>
    <style:style style:name="T34" style:family="text">
      <style:text-properties officeooo:rsid="008581a6"/>
    </style:style>
    <style:style style:name="T35" style:family="text">
      <style:text-properties officeooo:rsid="00867124"/>
    </style:style>
    <style:style style:name="T36" style:family="text">
      <style:text-properties officeooo:rsid="00871ac1"/>
    </style:style>
    <style:style style:name="T37" style:family="text">
      <style:text-properties officeooo:rsid="00895d53"/>
    </style:style>
    <style:style style:name="T38" style:family="text">
      <style:text-properties officeooo:rsid="008b3806"/>
    </style:style>
    <style:style style:name="T39" style:family="text">
      <style:text-properties officeooo:rsid="008e2b09"/>
    </style:style>
    <style:style style:name="T40" style:family="text">
      <style:text-properties officeooo:rsid="0094afdd"/>
    </style:style>
    <style:style style:name="T41" style:family="text">
      <style:text-properties officeooo:rsid="0095068c"/>
    </style:style>
    <style:style style:name="T42" style:family="text">
      <style:text-properties officeooo:rsid="0096a8c2"/>
    </style:style>
    <style:style style:name="T43" style:family="text">
      <style:text-properties officeooo:rsid="009726aa"/>
    </style:style>
    <style:style style:name="T44" style:family="text">
      <style:text-properties officeooo:rsid="00975849"/>
    </style:style>
    <style:style style:name="T45" style:family="text">
      <style:text-properties officeooo:rsid="0099f84b"/>
    </style:style>
    <style:style style:name="T46" style:family="text">
      <style:text-properties officeooo:rsid="009ad0f2"/>
    </style:style>
    <style:style style:name="T47" style:family="text">
      <style:text-properties officeooo:rsid="009ff9e0"/>
    </style:style>
    <style:style style:name="T48" style:family="text">
      <style:text-properties officeooo:rsid="00a51339"/>
    </style:style>
    <style:style style:name="T49" style:family="text">
      <style:text-properties officeooo:rsid="00b029f4"/>
    </style:style>
    <style:style style:name="T50" style:family="text">
      <style:text-properties officeooo:rsid="00b0bcfc"/>
    </style:style>
    <style:style style:name="T51" style:family="text">
      <style:text-properties officeooo:rsid="00b26820"/>
    </style:style>
    <style:style style:name="T52" style:family="text">
      <style:text-properties officeooo:rsid="00b5584c"/>
    </style:style>
    <style:style style:name="T53" style:family="text">
      <style:text-properties officeooo:rsid="00b6c472"/>
    </style:style>
    <style:style style:name="T54" style:family="text">
      <style:text-properties officeooo:rsid="00b818ad"/>
    </style:style>
    <style:style style:name="T55" style:family="text">
      <style:text-properties officeooo:rsid="00ba55fc"/>
    </style:style>
    <style:style style:name="T56" style:family="text">
      <style:text-properties officeooo:rsid="00bf695e"/>
    </style:style>
    <style:style style:name="T57" style:family="text">
      <style:text-properties officeooo:rsid="00c0d367"/>
    </style:style>
    <style:style style:name="T58" style:family="text">
      <style:text-properties officeooo:rsid="00c25fde"/>
    </style:style>
    <style:style style:name="T59" style:family="text">
      <style:text-properties officeooo:rsid="00c2eae5"/>
    </style:style>
    <style:style style:name="T60" style:family="text">
      <style:text-properties officeooo:rsid="00c4c59f"/>
    </style:style>
    <style:style style:name="T61" style:family="text">
      <style:text-properties officeooo:rsid="00ca5383"/>
    </style:style>
    <style:style style:name="T62" style:family="text">
      <style:text-properties officeooo:rsid="00cc8b38"/>
    </style:style>
    <style:style style:name="T63" style:family="text">
      <style:text-properties officeooo:rsid="00cdd1fa"/>
    </style:style>
    <style:style style:name="T64" style:family="text">
      <style:text-properties officeooo:rsid="00d0b7dc"/>
    </style:style>
    <style:style style:name="T65" style:family="text">
      <style:text-properties officeooo:rsid="00d37ad6"/>
    </style:style>
    <style:style style:name="T66" style:family="text">
      <style:text-properties officeooo:rsid="00d6ecbb"/>
    </style:style>
    <style:style style:name="T67" style:family="text">
      <style:text-properties officeooo:rsid="00d96a74"/>
    </style:style>
    <style:style style:name="T68" style:family="text">
      <style:text-properties officeooo:rsid="00db2d8d"/>
    </style:style>
    <style:style style:name="T69" style:family="text">
      <style:text-properties officeooo:rsid="00dcd1b0"/>
    </style:style>
    <style:style style:name="T70" style:family="text">
      <style:text-properties officeooo:rsid="00e13cee"/>
    </style:style>
    <style:style style:name="T71" style:family="text">
      <style:text-properties officeooo:rsid="00ea8f86"/>
    </style:style>
    <style:style style:name="T72" style:family="text">
      <style:text-properties officeooo:rsid="00ee1b59"/>
    </style:style>
    <style:style style:name="T73" style:family="text">
      <style:text-properties officeooo:rsid="00f1dc18"/>
    </style:style>
    <style:style style:name="T74" style:family="text">
      <style:text-properties officeooo:rsid="00f71d6b"/>
    </style:style>
    <style:style style:name="T75" style:family="text">
      <style:text-properties officeooo:rsid="00f838ec"/>
    </style:style>
    <style:style style:name="T76" style:family="text">
      <style:text-properties officeooo:rsid="00f9c9a7"/>
    </style:style>
    <style:style style:name="T77" style:family="text">
      <style:text-properties officeooo:rsid="00fae916"/>
    </style:style>
    <style:style style:name="T78" style:family="text">
      <style:text-properties officeooo:rsid="0106468b"/>
    </style:style>
    <style:style style:name="T79" style:family="text">
      <style:text-properties officeooo:rsid="01082055"/>
    </style:style>
    <style:style style:name="T80" style:family="text">
      <style:text-properties officeooo:rsid="010dbfc5"/>
    </style:style>
    <style:style style:name="T81" style:family="text">
      <style:text-properties officeooo:rsid="011cdb40"/>
    </style:style>
    <style:style style:name="T82" style:family="text">
      <style:text-properties officeooo:rsid="012059d8"/>
    </style:style>
    <style:style style:name="T83" style:family="text">
      <style:text-properties officeooo:rsid="01220c23"/>
    </style:style>
    <style:style style:name="T84" style:family="text">
      <style:text-properties officeooo:rsid="0124b416"/>
    </style:style>
    <style:style style:name="T85" style:family="text">
      <style:text-properties officeooo:rsid="01264639"/>
    </style:style>
    <style:style style:name="T86" style:family="text">
      <style:text-properties officeooo:rsid="012953af"/>
    </style:style>
    <style:style style:name="T87" style:family="text">
      <style:text-properties officeooo:rsid="012ac232"/>
    </style:style>
    <style:style style:name="T88" style:family="text">
      <style:text-properties officeooo:rsid="012ba5eb"/>
    </style:style>
    <style:style style:name="T89" style:family="text">
      <style:text-properties officeooo:rsid="012c64c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OLIMORFISMO</text:p>
      <text:p text:style-name="P1"/>
      <text:p text:style-name="P12">Il polimorfismo può essere di tre tipi:</text:p>
      <text:list xml:id="list957835339" text:style-name="L1">
        <text:list-item>
          <text:p text:style-name="P13"><text:span text:style-name="T9">Polimorfismo per sottotipo</text:span><text:span text:style-name="T1"> (sub typing), </text:span><text:span text:style-name="T2">che si manifesta attraverso il fatto che in Java tutte le espressioni hanno un tipo e c’è una certa variabilità tra I tipi concreti e apparenti delle espressioni.</text:span></text:p>
          <text:p text:style-name="P13"/>
        </text:list-item>
        <text:list-item>
          <text:p text:style-name="P14"><text:span text:style-name="T8">Polimorfismo ad hoc</text:span>, <text:span text:style-name="T3">che si realizza attraverso due meccanismi :</text:span></text:p>
          <text:list>
            <text:list-item>
              <text:p text:style-name="P15">Overload → <text:span text:style-name="T5">il comportament</text:span><text:span text:style-name="T6">o di un metodo cambia la sua implementazione a seconda del tipo dell’argomento.</text:span></text:p>
            </text:list-item>
            <text:list-item>
              <text:p text:style-name="P15">Overriding → <text:span text:style-name="T4">possiamo dotare un sottotipo, di un tipo più generale, di comportamenti diversi.</text:span></text:p>
              <text:p text:style-name="P15"/>
            </text:list-item>
          </text:list>
        </text:list-item>
        <text:list-item>
          <text:p text:style-name="P17"><text:span text:style-name="T8">Polimorfismo parametrico</text:span>, <text:span text:style-name="T7">che in Java si realizza col meccanismo dei tipi generici.</text:span></text:p>
          <text:p text:style-name="P18">Questo ci consente di costruire astrazioni di tipi in cui, non solo astraiamo rispetto a una serie di comportamenti, ma astraiamo anche rispetto all’obiettivo di questi comportamenti.</text:p>
        </text:list-item>
      </text:list>
      <text:p text:style-name="P19"/>
      <text:p text:style-name="P2">Come vengono specificati I generici?</text:p>
      <text:p text:style-name="P20"/>
      <text:p text:style-name="P21">All’interno di una specificazione di un’entità, assieme alla indicazione di una serie di comportamenti, ci premureremo di dire che essi fanno riferimenti a uno o più tipi di base, che nella specifica astratta non hanno nessun vincolo.</text:p>
      <text:p text:style-name="P22">Linguisticamente per implementare questo dobbiamo, quando scriviamo la classe T, <text:span text:style-name="T10">aggiungere dei parametri </text:span><text:span text:style-name="T11">nella segnatura della classe all’interno di croche, all’intenro dei quali possiamo inserire delle variabili di tipo.</text:span></text:p>
      <text:p text:style-name="P23">A questo punto nel corpo della classe possiamo usare le variabili definite come parametri.</text:p>
      <text:p text:style-name="P25">ES: definisco una Classe T&lt;X,Y&gt; che ha un metodo f che prende un parametro di tipo X.</text:p>
      <text:p text:style-name="P23"/>
      <text:p text:style-name="P24">Possiamo costruire un’implementazione in cui, quelli che erano tipi precisi, possiamo indicarli in maniera parametrica.</text:p>
      <text:p text:style-name="P24"/>
      <text:p text:style-name="P26">Per generare un oggetto di tipo T, <text:span text:style-name="T12">devo fare new T&lt;String, queue&gt;.</text:span></text:p>
      <text:p text:style-name="P27"/>
      <text:p text:style-name="P20"/>
      <text:p text:style-name="P2">Come vengono implementati?</text:p>
      <text:p text:style-name="P16"/>
      <text:p text:style-name="P28">La liskov implementa il polimorfismo <text:span text:style-name="T13">utilizzando il tipo Object </text:span><text:span text:style-name="T14">come </text:span><text:span text:style-name="T16">se fosse un </text:span><text:span text:style-name="T14">tipo generico, </text:span><text:span text:style-name="T15">essendo questo la radice della gerarchia dei tipi.</text:span></text:p>
      <text:p text:style-name="P29">Non definendolo nei croche nella segnatura della classe, ma utilizzandolo per il tipo dei campi della classe e come tipo di parametro preso in input e/o restituito dai suoi metodi.</text:p>
      <text:p text:style-name="P29"/>
      <text:p text:style-name="P30">Bisogna <text:span text:style-name="T19">però</text:span> esplicitare con un commento quali tipi di dati ci si aspetta che l’utente inserisca, <text:span text:style-name="T17">dal momento che </text:span><text:span text:style-name="T18">lo stato è definito utilizzando il tipo Object.</text:span></text:p>
      <text:p text:style-name="P31">Inoltre, qualora un oggetto di tipo Object venga restituito è necessario fare un cast esplicit<text:span text:style-name="T20">o </text:span><text:span text:style-name="T21">che può sollevare un problema di classCastException.</text:span></text:p>
      <text:p text:style-name="P31"/>
      <text:p text:style-name="P32">Ad esempio ho un insieme di tipo Object in cui voglio inserire solo interi ma per errore inserisco una stringa. Qualora io dovessi <text:span text:style-name="T22">restituire tale oggetto </text:span><text:span text:style-name="T23">e fare su questo un cast per trasformarlo in Int, allora avrei una <text:s/></text:span><text:span text:style-name="T21">classCastException.</text:span></text:p>
      <text:p text:style-name="P32"/>
      <text:p text:style-name="P33">Un stile più moderno per implementare I generici <text:span text:style-name="T24">è quello di </text:span><text:span text:style-name="T25">specificare </text:span><text:span text:style-name="T26">un</text:span><text:span text:style-name="T25"> tipo </text:span><text:span text:style-name="T26">tra parentesi dopo il nome della classe. </text:span><text:span text:style-name="T31">Questa classe prende il nome di classe parametrica.</text:span></text:p>
      <text:p text:style-name="P34"><text:soft-page-break/>In questo modo, <text:span text:style-name="T27">quando dichiariamo un entità di quest</text:span><text:span text:style-name="T29">a</text:span><text:span text:style-name="T27"> </text:span><text:span text:style-name="T29">classe</text:span><text:span text:style-name="T27"> possiamo specificare il tipo di </text:span><text:span text:style-name="T28">questa, </text:span><text:span text:style-name="T30">e il compilatore si occuperà di controllare la type safeness.</text:span></text:p>
      <text:p text:style-name="P34"/>
      <text:p text:style-name="P34"/>
      <text:p text:style-name="P31"/>
      <text:p text:style-name="P3">TIPI GENERICI</text:p>
      <text:p text:style-name="P35"/>
      <text:p text:style-name="P36">I tipi generici si possono trovare in due contesti:</text:p>
      <text:list xml:id="list1185485697" text:style-name="L2">
        <text:list-item>
          <text:p text:style-name="P37">Nella dichiarazione di una classe, definindoli tra parentesi dopo il nome della classe.</text:p>
          <text:p text:style-name="P39">Questo prende il nome di TIPO GENERICO <text:span text:style-name="T32">e il tipo dichiarato tra parentesi prendo il nome di PARAMETRO </text:span><text:span text:style-name="T33">o variabile di tipo</text:span>.</text:p>
          <text:p text:style-name="P41">In questo rappresenta una descrizione e possiamo adoperarlo quando creiamo un oggetto di questa classe.</text:p>
        </text:list-item>
        <text:list-item>
          <text:p text:style-name="P43"><text:span text:style-name="T37">Nell’istanziazione</text:span><text:span text:style-name="T34"> </text:span><text:span text:style-name="T37">di un’entità di </text:span><text:span text:style-name="T34">questa classe </text:span><text:span text:style-name="T38">attraverso</text:span><text:span text:style-name="T34">:</text:span></text:p>
          <text:list>
            <text:list-item>
              <text:p text:style-name="P40"><text:s/>l’invocazione di tipo → <text:s/>sostituendo il parametro di tipo con un tipo appartentente alla gerarchia. In questo caso il tipo concreto prende il nome di argomento di tipo.</text:p>
              <text:p text:style-name="P40">→<text:span text:style-name="T36"> C&lt;String&gt; c</text:span></text:p>
            </text:list-item>
            <text:list-item>
              <text:p text:style-name="P42">L’istanziazione → <text:span text:style-name="T35">Il caso concreto del tipo generico è il tipo parametrizzato.</text:span></text:p>
              <text:p text:style-name="P42">→<text:span text:style-name="T36"> = new C&lt;String&gt;();</text:span></text:p>
            </text:list-item>
          </text:list>
        </text:list-item>
      </text:list>
      <text:p text:style-name="P38"/>
      <text:p text:style-name="P38"/>
      <text:p text:style-name="P38"/>
      <text:p text:style-name="P5">Metodi Generici</text:p>
      <text:p text:style-name="P45"/>
      <text:p text:style-name="P45">Potrebbe esserci una classe non generica o una classe generica rispetto ad un tipo, in cui però un qualche metodo deve essere generico rispetto ad un altro tipo.</text:p>
      <text:p text:style-name="P47"><text:span text:style-name="T39">L’intestazione dei metodi generici differenzia dai normali metodi perchè vi sono dei croche che identificano uno o più parametri di tipo.</text:span></text:p>
      <text:p text:style-name="P46">Dopodichè avremo il nome del metodo e I parametri.</text:p>
      <text:p text:style-name="P48">Ciò avviene perchè risulta essere utile che il metodo adoperi su oggetti di un determinato <text:span text:style-name="T40">sottoinsieme di </text:span>tip<text:span text:style-name="T40">i</text:span>.</text:p>
      <text:p text:style-name="P45"/>
      <text:p text:style-name="P49">Per fare l’invocazione del metodo generico <text:span text:style-name="T41">dobbiamo definire il witness, ovvero il tipo che viene posizionato tra croche, fra il nome dell’oggetto che invoca il metodo e il nome di questo.</text:span></text:p>
      <text:p text:style-name="P50">Nella pratica però, esso può essere <text:span text:style-name="T46">omesso (grazie all’inferenza di tipo)</text:span> <text:span text:style-name="T42">nel caso in cui </text:span><text:span text:style-name="T43">il metodo </text:span><text:span text:style-name="T45">generico </text:span><text:span text:style-name="T43">abbia un singolo parametro come argomento, e </text:span><text:span text:style-name="T44">il tipo di questo coincida col witness</text:span>. </text:p>
      <text:p text:style-name="P50"/>
      <text:p text:style-name="P45"/>
      <text:p text:style-name="P38"/>
      <text:p text:style-name="P4">Inferenza di tipo</text:p>
      <text:p text:style-name="P44"/>
      <text:p text:style-name="P51">È un meccanismo che avviene a tempo di compilazione, dove il compilatore è in grado di dedurre I tipi che l’utente omette.</text:p>
      <text:p text:style-name="P52">I casi possibili sono:</text:p>
      <text:list xml:id="list2810164904" text:style-name="L3">
        <text:list-item>
          <text:p text:style-name="P53">Nell’istanziazione, dove abbiamo il diamond.</text:p>
        </text:list-item>
        <text:list-item>
          <text:p text:style-name="P54">Nei metodi e costruttori (nel caso in cui anche questi siano generici), <text:span text:style-name="T47">dove abbiamo il witness.</text:span></text:p>
        </text:list-item>
        <text:list-item>
          <text:p text:style-name="P55">Nel caso in cui utilizziamo il metodo .of, in questo caso parliamo di inferenza di tipo target perchè non specifichiamo <text:span text:style-name="T48">I tipi dei parametri. Il tipo è dedotto dal tipo del contenitore.</text:span></text:p>
          <text:p text:style-name="P56">Es: List&lt;String&gt; l = List.of(…) </text:p>
        </text:list-item>
      </text:list>
      <text:p text:style-name="P57"/>
      <text:p text:style-name="P57"/>
      <text:p text:style-name="P6"><text:soft-page-break/>Come funzionano?</text:p>
      <text:p text:style-name="P58"/>
      <text:p text:style-name="P59">Devono funzionare anche se mescolati con codice non generico.</text:p>
      <text:p text:style-name="P60">Dal punto di vista delle prestazioni, non devono portare a run time <text:span text:style-name="T49">le in</text:span><text:span text:style-name="T50">formazioni di tipo, altrimenti </text:span><text:span text:style-name="T51">la JVM farebbe molta fatica.</text:span></text:p>
      <text:p text:style-name="P60"/>
      <text:p text:style-name="P61">Il meccanismo chiave per il funzionamento dei tipi generici è la type erasure.</text:p>
      <text:p text:style-name="P62">I meccanism<text:span text:style-name="T55">i</text:span> dell’inferenza, del controllo dei tipi <text:span text:style-name="T53">e </text:span><text:span text:style-name="T54">del</text:span> <text:span text:style-name="T52">cast automatico </text:span><text:span text:style-name="T55">avvengono a tempo di compilazione perchè a run time vengono cancellate tutte le ricorrenze di parametri di tipo, trasformando tutti gli oggetti in Object, </text:span><text:span text:style-name="T56">effettuando tutti I cast necessari </text:span><text:span text:style-name="T57">per la trasformazione </text:span><text:span text:style-name="T58">e </text:span><text:span text:style-name="T59">aggiungendo dei metodi di bridge </text:span><text:span text:style-name="T60">(che servono a garantire il polimorfismo).</text:span></text:p>
      <text:p text:style-name="P62"/>
      <text:p text:style-name="P70">Il risultato di questi meccanismi è la trasformazione del tipo generico in Raw Type.</text:p>
      <text:p text:style-name="P71">Questo causa <text:span text:style-name="T61">un serie di warning chiamati “unchecked warning”.</text:span></text:p>
      <text:p text:style-name="P72">Questi derivano da una mescolanza di una situazione in cui, per ragioni diverse, <text:span text:style-name="T62">il compilatore indica </text:span><text:span text:style-name="T63">che non è possibile eseguire I controlli di tipo.</text:span></text:p>
      <text:p text:style-name="P72"/>
      <text:p text:style-name="P73">Alcuni di questi possono essere soppressi, <text:span text:style-name="T64">nel caso in cui il programmatore possa garantire </text:span><text:span text:style-name="T65">la traduzione della type erasure</text:span>.</text:p>
      <text:p text:style-name="P63"/>
      <text:p text:style-name="P63"/>
      <text:p text:style-name="P7">Conseguenze dei generici </text:p>
      <text:p text:style-name="P63"/>
      <text:p text:style-name="P74">Le conseguenze dei generici sono molteplici:</text:p>
      <text:list xml:id="list248474804" text:style-name="L4">
        <text:list-item>
          <text:p text:style-name="P75">Sono backward compatible</text:p>
        </text:list-item>
        <text:list-item>
          <text:p text:style-name="P75">Sono performanti</text:p>
        </text:list-item>
        <text:list-item>
          <text:p text:style-name="P75"><text:span text:style-name="T67">N</text:span>on posso mai istanziare un ogetto generico</text:p>
        </text:list-item>
        <text:list-item>
          <text:p text:style-name="P64"><text:span text:style-name="T66">instanceof non </text:span><text:span text:style-name="T68">può essere effettuata</text:span><text:span text:style-name="T66"> sui tipi generici</text:span></text:p>
        </text:list-item>
        <text:list-item>
          <text:p text:style-name="P64"><text:span text:style-name="T69">N</text:span>on si possono creare array di tipo generico </text:p>
        </text:list-item>
      </text:list>
      <text:p text:style-name="P65"/>
      <text:p text:style-name="P65"/>
      <text:p text:style-name="P65"/>
      <text:p text:style-name="P8">SUBTYPING</text:p>
      <text:p text:style-name="P76"/>
      <text:p text:style-name="P79">Posto che un arrayList è un caso particolare di una List, che relazione di sottotipo esiste tra un arraylist di integer e di list di integer?</text:p>
      <text:p text:style-name="P80">La relazione è che un arraylist di integer è un sottotipo di list di integer.</text:p>
      <text:p text:style-name="P80"/>
      <text:p text:style-name="P77">Se S <text:s/>è un sottotipo di T, non sappiamo che relazione ci sia tra la classe G&lt;S&gt; e G&lt;T&gt;.</text:p>
      <text:p text:style-name="P78">Es: una lista di integer è un sottotipi di una lista di number?</text:p>
      <text:p text:style-name="P68"/>
      <text:p text:style-name="P66"/>
      <text:p text:style-name="P9">Bound sui generici</text:p>
      <text:p text:style-name="P81"/>
      <text:p text:style-name="P82"><text:span text:style-name="T70">Se S <text:s/>è un sottotipo di T, </text:span><text:span text:style-name="T74">allora </text:span><text:span text:style-name="T70">non </text:span><text:span text:style-name="T71">sussiste</text:span><text:span text:style-name="T70"> </text:span><text:span text:style-name="T71">una</text:span><text:span text:style-name="T70"> relazione </text:span><text:span text:style-name="T75">tra</text:span><text:span text:style-name="T70"> classe G&lt;S&gt; </text:span><text:span text:style-name="T76">sottotipo di</text:span><text:span text:style-name="T70"> G&lt;T&gt;.</text:span></text:p>
      <text:p text:style-name="P83">Data una lista di interi li e una lista di oggetti lo, se li fosse sottotipo di lo allora sarebbe possibile eseguire l’assegnamento lo <text:s/>= li.</text:p>
      <text:p text:style-name="P83">In questo modo potremmo aggiungere a li un qualsiasi <text:span text:style-name="T77">oggetto, ad esempio inserendo un elemento di tipo Object.</text:span></text:p>
      <text:p text:style-name="P84">Così facendo però se volessimo estrarre un oggetto da li (come integer) un qualunque oggetto potrebbe dare adito ad un errore di conversione.</text:p>
      <text:p text:style-name="P84"/>
      <text:p text:style-name="P89"><text:soft-page-break/>Un modo per aggirare questo problema è utilizzare I metodi generici, <text:span text:style-name="T80">indicando un bound nella dichiarazione dei parametri di tipo</text:span>.</text:p>
      <text:p text:style-name="P90">Questo viene implementato dichiarando nella segnatura del metodo &lt;T extends S&gt;.</text:p>
      <text:p text:style-name="P85"/>
      <text:p text:style-name="P84"/>
      <text:p text:style-name="P86">La situazione cambia quando I contenitori sono array. Infatti se S è sottotipo di T, allora un array di S è sottotipo di T.</text:p>
      <text:p text:style-name="P87">Questo perchè l’assegnamento aT = aS è effettuato a runtime perchè l’array conserva l’informazione circa il tipo dei suoi elementi.</text:p>
      <text:p text:style-name="P86"/>
      <text:p text:style-name="P88">Perciò se cerchiamo di inserire a aS un elemento di tipo T <text:span text:style-name="T78">(facendo aT[i] = </text:span><text:span text:style-name="T79">t</text:span><text:span text:style-name="T78">)</text:span>, allora abbiamo un eccezione.</text:p>
      <text:p text:style-name="P86"/>
      <text:p text:style-name="P86"/>
      <text:p text:style-name="P10"><text:span text:style-name="T73">W</text:span><text:span text:style-name="T72">ildcard</text:span></text:p>
      <text:p text:style-name="P67"/>
      <text:p text:style-name="P91">Possiamo definire una classe come una di “qualunque cosa” definendo tra I roche il simbolo “?”.</text:p>
      <text:p text:style-name="P92">Questo simbolo rappresenta <text:span text:style-name="T81">le widlcard.</text:span></text:p>
      <text:p text:style-name="P92"/>
      <text:p text:style-name="P93">Esse possono essere definite come “almeno un tipo T” o “al più un tipo T”.</text:p>
      <text:p text:style-name="P93">In questo modo possiamo definire una gerarchia tra generici, <text:span text:style-name="T82">dal momento che </text:span><text:span text:style-name="T83">garantiscono che è l’unico supertipo tra I tipi parametrizzati</text:span>.</text:p>
      <text:p text:style-name="P95">AD esempio una lista di ? È un supertipo di una lista di numeri.</text:p>
      <text:p text:style-name="P94"/>
      <text:p text:style-name="P96">Il problema è che non è possibile garantire la type safety <text:span text:style-name="T84">e quindi non si possono ne scrivere ne leggere da esse</text:span>.</text:p>
      <text:p text:style-name="P97">Questo può essere circolato utilizzando dei vincoli:</text:p>
      <text:list xml:id="list1039472158" text:style-name="L5">
        <text:list-item>
          <text:p text:style-name="P98">Upper bound → ? extends T</text:p>
          <text:p text:style-name="P98">In questo caso possiamo dire che per ogni T, G&lt;T&gt; è sottotipo di G&lt;? extends T&gt; e che se S è sottotipo di T, allora G&lt;? extends S&gt; è sottotipo di G&lt;? extends T&gt;.</text:p>
        </text:list-item>
        <text:list-item>
          <text:p text:style-name="P99">Lower bound → ? <text:span text:style-name="T87">super T</text:span></text:p>
          <text:p text:style-name="P69"><text:span text:style-name="T85">In questo caso possiamo dire che per ogni T, G&lt;T&gt; è sottotipo di G&lt;? </text:span><text:span text:style-name="T88">super</text:span><text:span text:style-name="T85"> T&gt; e che se S è sottotipo di T, allora G&lt;? </text:span><text:span text:style-name="T88">super</text:span><text:span text:style-name="T85"> </text:span><text:span text:style-name="T89">T</text:span><text:span text:style-name="T85">&gt; è sottotipo di G&lt;? </text:span><text:span text:style-name="T88">super</text:span><text:span text:style-name="T85"> </text:span><text:span text:style-name="T89">S</text:span><text:span text:style-name="T85">&gt;.</text:span></text:p>
          <text:p text:style-name="P99"/>
        </text:list-item>
      </text:list>
      <text:p text:style-name="P9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3T09:03:34.448075938</meta:creation-date>
    <meta:generator>LibreOffice/6.4.6.2$Linux_X86_64 LibreOffice_project/40$Build-2</meta:generator>
    <dc:date>2021-04-03T12:03:35.527921130</dc:date>
    <meta:editing-duration>PT2H58M21S</meta:editing-duration>
    <meta:editing-cycles>204</meta:editing-cycles>
    <meta:document-statistic meta:table-count="0" meta:image-count="0" meta:object-count="0" meta:page-count="4" meta:paragraph-count="93" meta:word-count="1465" meta:character-count="8721" meta:non-whitespace-character-count="7366"/>
  </office:meta>
</office:document-meta>
</file>